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fo:font-style="italic" style:font-style-asian="italic"/>
    </style:style>
    <style:style style:name="T3" style:parent-style-name="Fuentedepárrafopredeter." style:family="text">
      <style:text-properties fo:font-style="italic" style:font-style-asian="italic"/>
    </style:style>
    <style:style style:name="T4" style:parent-style-name="Fuentedepárrafopredeter." style:family="text">
      <style:text-properties fo:font-weight="bold" style:font-weight-asian="bold" fo:font-style="italic" style:font-style-asian="italic"/>
    </style:style>
    <style:style style:name="T5" style:parent-style-name="Fuentedepárrafopredeter." style:family="text">
      <style:text-properties fo:font-style="italic" style:font-style-asian="italic"/>
    </style:style>
    <style:style style:name="T6" style:parent-style-name="Fuentedepárrafopredeter." style:family="text">
      <style:text-properties fo:font-weight="bold" style:font-weight-asian="bold" fo:font-style="italic" style:font-style-asian="italic"/>
    </style:style>
    <style:style style:name="T7" style:parent-style-name="Fuentedepárrafopredeter." style:family="text">
      <style:text-properties fo:font-style="italic" style:font-style-asian="italic"/>
    </style:style>
    <style:style style:name="P8" style:parent-style-name="Textbody" style:family="paragraph">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Quotations" style:family="paragraph">
      <style:paragraph-properties fo:margin-left="0in">
        <style:tab-stops/>
      </style:paragraph-properties>
    </style:style>
    <style:style style:name="T12" style:parent-style-name="SourceText" style:family="text">
      <style:text-properties fo:font-size="10pt" style:font-size-asian="10pt" style:font-size-complex="10pt" fo:language="en" fo:country="US"/>
    </style:style>
    <style:style style:name="T13" style:parent-style-name="Fuentedepárrafopredeter." style:family="text">
      <style:text-properties fo:font-size="10pt" style:font-size-asian="10pt" style:font-size-complex="10pt" fo:language="en" fo:country="US"/>
    </style:style>
    <style:style style:name="T14" style:parent-style-name="Fuentedepárrafopredeter." style:family="text">
      <style:text-properties fo:language="en" fo:country="US"/>
    </style:style>
    <style:style style:name="T15" style:parent-style-name="Fuentedepárrafopredeter." style:family="text">
      <style:text-properties fo:language="en" fo:country="US"/>
    </style:style>
    <style:style style:name="T16" style:parent-style-name="Fuentedepárrafopredeter." style:family="text">
      <style:text-properties fo:font-style="italic" style:font-style-asian="italic"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font-style="italic" style:font-style-asian="italic" fo:language="en" fo:country="US"/>
    </style:style>
    <style:style style:name="T19" style:parent-style-name="Fuentedepárrafopredeter." style:family="text">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P24" style:parent-style-name="Textbody" style:family="paragraph">
      <style:text-properties fo:language="en" fo:country="US"/>
    </style:style>
    <style:style style:name="P25" style:parent-style-name="Textbody" style:family="paragraph">
      <style:text-properties fo:language="en" fo:country="US"/>
    </style:style>
    <style:style style:name="P26" style:parent-style-name="Quotations" style:family="paragraph">
      <style:paragraph-properties fo:margin-left="0in">
        <style:tab-stops/>
      </style:paragraph-properties>
    </style:style>
    <style:style style:name="T27" style:parent-style-name="SourceText" style:family="text">
      <style:text-properties fo:font-size="10pt" style:font-size-asian="10pt" style:font-size-complex="10pt"/>
    </style:style>
    <style:style style:name="T28" style:parent-style-name="Fuentedepárrafopredeter." style:family="text">
      <style:text-properties fo:font-size="10pt" style:font-size-asian="10pt" style:font-size-complex="10pt"/>
    </style:style>
  </office:automatic-styles>
  <office:body>
    <office:text text:use-soft-page-breaks="true">
      <text:p text:style-name="P1">¿Qué es un shell en programación?</text:p>
      <text:p text:style-name="Standard"/>
      <text:p text:style-name="Standard">Es donde la computadora y el usuario interactuan. El usuario puede acceder al sisterma operativo, es decir el software que controla y administra los<text:s/>recursos de hardware y software. Ester lee comandos que son escritos en la terminal.</text:p>
      <text:p text:style-name="Standard"/>
      <text:p text:style-name="Standard">El Bash (<text:span text:style-name="T2">B</text:span><text:span text:style-name="T3">ourne-</text:span><text:span text:style-name="T4">a</text:span><text:span text:style-name="T5">gain<text:s/></text:span><text:span text:style-name="T6">sh</text:span><text:span text:style-name="T7">ell</text:span>)) es un procesador de comandos el cual los lee y los ejecuta. El que usamos en clase contiene un shell prompt, es decir un carácter “$” que indica que la computadora está esperando a recibir una entrada.</text:p>
      <text:p text:style-name="Standard"/>
      <text:p text:style-name="Standard">Un Bash script no es mas que un documento de texto simple que contiene una serie de comandos. Estos comandos son los que normalmente escribiriamos en la linea de comandos.</text:p>
      <text:p text:style-name="Standard"/>
      <text:p text:style-name="Standard">Un script es un programa corto que se crea para ser ejecutado por un lenguaje de interpretación.</text:p>
      <text:p text:style-name="Standard"/>
      <text:p text:style-name="Standard">Antes de poder ejecutar un script se debe activar el permiso de ejecución.</text:p>
      <text:p text:style-name="Standard"/>
      <text:p text:style-name="Textbody">Para poder activar el permiso de ejecución, se puede proceder de la siguiente manera:</text:p>
      <text:p text:style-name="Textbody">1° Supongamos<text:s/>que creamos un script llamado “saludo.sh”</text:p>
      <text:p text:style-name="Textbody">2° Debemos escribir “chmod 755 saludo.sh” para poder dar el permiso de escribir o modificar el script y para que cualquier otra persona la ejecute.</text:p>
      <text:p text:style-name="Textbody">3° Ejecutamos el script “./saludo.sh”</text:p>
      <text:p text:style-name="Textbody">4° En la terminal aparece “Hello World”</text:p>
      <text:p text:style-name="Textbody"/>
      <text:p text:style-name="Textbody">El contenido del script creado “saludo.sh” es el siguiente:</text:p>
      <text:p text:style-name="P8">1. #!/bin/bash</text:p>
      <text:p text:style-name="P9">2. echo Hello World!</text:p>
      <text:p text:style-name="P10"/>
      <text:p text:style-name="Textbody">EL comando echo sirve para imprimir</text:p>
      <text:p text:style-name="Textbody">El comando chmod es “change mode” y permite modificar los permisos de acceso de un fichero o diretorio. <text:s/>Los<text:s/>permisos que existen son los siguientes:</text:p>
      <text:p text:style-name="Textbody">r-lectura</text:p>
      <text:p text:style-name="Textbody">w-escritura</text:p>
      <text:p text:style-name="Textbody">x-ejecucion</text:p>
      <text:p text:style-name="Textbody"/>
      <text:p text:style-name="Textbody">El comando cat tiene 3 funciones:</text:p>
      <text:p text:style-name="Textbody">-Desplegar archivos de textos</text:p>
      <text:p text:style-name="Textbody">-Combinar copias de archivos de textos (concatenación)</text:p>
      <text:p text:style-name="Textbody">-Crear nuevos archivos de textos</text:p>
      <text:p text:style-name="Textbody"/>
      <text:p text:style-name="Textbody">Para mostrar en la terminal<text:s/>un Script “ejemplo1.sh”</text:p>
      <text:p text:style-name="Textbody">“cat ejemplo1.sh”</text:p>
      <text:p text:style-name="Textbody">Para que la impresión no sea en pantalla, sino en un archivo:</text:p>
      <text:p text:style-name="Textbody">“cat ejemplo1.sh &gt;ejemplo2.sh”</text:p>
      <text:p text:style-name="Textbody"/>
      <text:p text:style-name="P11"><text:span text:style-name="T12">“cat file1 | less</text:span><text:span text:style-name="T13"><text:s/>“</text:span></text:p>
      <text:p text:style-name="Textbody"><text:span text:style-name="T14">This allows the user to advance the contents of the file one screenful at a time by pressing the sp</text:span><text:span text:style-name="T15">ace bar and to move backwards by pressing the<text:s/></text:span><text:span text:style-name="T16">b</text:span><text:span text:style-name="T17"><text:s/>key. The user can exit from less by pressing the<text:s/></text:span><text:span text:style-name="T18">q</text:span><text:span text:style-name="T19"><text:s/>key.</text:span></text:p>
      <text:p text:style-name="P20"/>
      <text:p text:style-name="Textbody">Sin no se especifica el archivo creado a leer despues del cat, se puede escribir en la terminal el texto que se quiere poner en un archivo nuevo.</text:p>
      <text:p text:style-name="Textbody">1° Escribir en la terminal “cat &gt; ejemplo1”</text:p>
      <text:p text:style-name="Textbody">2° Escribrir el texto deseado “ Hola mundo”</text:p>
      <text:p text:style-name="Textbody">3° Para terminarn solo se presiona Ctrl+d</text:p>
      <text:p text:style-name="Textbody">4° Se creó un archivo llamado ejemplo1 que contiene “Hola mundo”</text:p>
      <text:p text:style-name="Textbody"/>
      <text:p text:style-name="Textbody">Para combinar <text:s/>copias de archivos de textos (Concatenar) y ponerlos en un archivo nuevo</text:p>
      <text:p text:style-name="Textbody">*Escribir en la terminal “cat ejemplo1 ejemplo2 ejemplo3 &gt; ejemplo4”</text:p>
      <text:p text:style-name="Textbody"/>
      <text:p text:style-name="Textbody">Para combinar archivos de texto y que se ordenen en orden alfabetico antes de guardarse en otro archivo se escribe:</text:p>
      <text:p text:style-name="Textbody">“cat ex1 ex2 ex3 | sort&gt;ex4”</text:p>
      <text:p text:style-name="Textbody"/>
      <text:p text:style-name="Textbody">En caso de que<text:s/>se cree un nuevo archivo con el mismo nombre de uno ya existente, se puede usar el siguiente comando para que lo que esté en el archivo nuevo solamente se ponga al final del archivo viejo, y así eviste que se remplaze.</text:p>
      <text:p text:style-name="Textbody">Cat &gt;&gt; ex1</text:p>
      <text:p text:style-name="Textbody"/>
      <text:p text:style-name="Textbody">Para crear un archivo nuevo en donde se quiera poner contenido de uno ya existente y se quiere agreagar mas texto introduciendolo en la terminal :</text:p>
      <text:p text:style-name="Textbody">*Antes del texto existente</text:p>
      <text:p text:style-name="Textbody">cat – ex1 &gt;ex2</text:p>
      <text:p text:style-name="Textbody"/>
      <text:p text:style-name="Textbody">*Después del texto existente</text:p>
      <text:p text:style-name="Textbody">cat ex1 - &gt;ex2</text:p>
      <text:p text:style-name="Textbody">AL terminar solamente se presiona ctrl+d</text:p>
      <text:p text:style-name="Textbody"/>
      <text:p text:style-name="Textbody"/>
      <text:p text:style-name="Textbody">USO<text:s/>DEL CHMOD</text:p>
      <text:p text:style-name="Textbody">Como vimos anteriormente, el CHMOD se utiliza para dar permisos de lectura, escritura o ejecución.</text:p>
      <text:p text:style-name="Textbody">Quienes reciben el permiso puede ser el usuario, grupos u otros.</text:p>
      <text:p text:style-name="Textbody">Para ver los permisos que tienen los scripts se utiliza el comando “ls- l”, por<text:s/>ejemplo:</text:p>
      <text:p text:style-name="Textbody">“ls -l ex1”</text:p>
      <text:p text:style-name="Textbody">Lo cual hace que la terminal imprima el permiso que tiene:</text:p>
      <text:p text:style-name="P21">“ -rw-r--r-- 1 nikoneri users 5 feb 21 11:37 ex1”</text:p>
      <text:p text:style-name="Textbody">El primer carácter “-” representa el tipo de archivo, “-” para un archivo regular, “d” para un directorio y “I” para un link simbólico</text:p>
      <text:p text:style-name="Textbody">Los 3 caracteres que siguen “rw-” representan los permisos del usuario, Se le permite leer “r”, se le permite escribir “w”, no se le permite ejecutar “-”. Si se le permitiera estuviera un “x” en lugar de un “-”.</text:p>
      <text:p text:style-name="Textbody">Los 3 caracteres que siguen “r--” representan los permisos para grupo</text:p>
      <text:p text:style-name="Textbody">Se le permite al grupo leer “r”, no se le permite escribir ni ejecutar “--”</text:p>
      <text:p text:style-name="Textbody"/>
      <text:p text:style-name="Textbody">Los 3 últimps 3 caracteres “r--” representan los permisos para otros. Solamente se le permite leer “r”, pero no escribir ni ejecutar “--”</text:p>
      <text:p text:style-name="Textbody"/>
      <text:p text:style-name="Textbody">El 1<text:s/>representa el numero de “hard links” en el archivo, es decir los links que dirigen al index node de un archivo, es decir, la información contenida en un sistema Unix el cual contieen detalles acerca de cada archivo, como el propietario o la locación.</text:p>
      <text:p text:style-name="Textbody">“Nikoneri” es el usuario</text:p>
      <text:p text:style-name="Textbody">“users” es el grupo a quien pertenece el archivo</text:p>
      <text:p text:style-name="Textbody">“5” es el tamaño del archivo en bloques</text:p>
      <text:p text:style-name="Textbody">“ feb 21 11:37 ” es la fecha y hora de la última modificación</text:p>
      <text:p text:style-name="Textbody">“ex1” es el nombre del archivo</text:p>
      <text:p text:style-name="Textbody"/>
      <text:p text:style-name="Textbody">Para asignar permisos, se asigna numeros a las acciones de read, write, execute.</text:p>
      <text:p text:style-name="P22">Read: 4</text:p>
      <text:p text:style-name="P23">Write: 2</text:p>
      <text:p text:style-name="P24">Execute: 1</text:p>
      <text:p text:style-name="P25">Ningun permiso: 0</text:p>
      <text:p text:style-name="Textbody">Ejemplo:</text:p>
      <text:p text:style-name="Textbody">“chmod 745 ex1”</text:p>
      <text:p text:style-name="Textbody">El primer digito 4+2+1=”7” permite al usuario Leer, Escribir, Ejecutar</text:p>
      <text:p text:style-name="Textbody">El segundo digito “4” solamente permite al grupo Leer</text:p>
      <text:p text:style-name="Textbody">EL tercer digito <text:s/>4+1=”5” permite a otros Leer y ejecutar</text:p>
      <text:p text:style-name="Textbody"/>
      <text:p text:style-name="Textbody">USO DEL ECHO</text:p>
      <text:p text:style-name="Textbody">Este imprime text en pantalla o en un documento. Tambien muestra el valor de variables creadas.</text:p>
      <text:p text:style-name="Textbody">Ejemplo:</text:p>
      <text:p text:style-name="Textbody">echo Hola mundo &gt; Saludo</text:p>
      <text:p text:style-name="Textbody">cat Saludo</text:p>
      <text:p text:style-name="Textbody">Usando cat para ver el contenido del archivo Saludo aparece el “Hola Mundo”</text:p>
      <text:p text:style-name="Textbody"/>
      <text:p text:style-name="Textbody">En cuanto a las variables se utiliza el signo de peso antes de la variable para mostrar su valor</text:p>
      <text:p text:style-name="Textbody">X=3.1415</text:p>
      <text:p text:style-name="Textbody">echo El valor aproximado de pi es $X</text:p>
      <text:p text:style-name="Textbody">Por lo que se imprime en pantalla “El valor aproximado de pi es 3.1415”</text:p>
      <text:p text:style-name="Textbody"/>
      <text:p text:style-name="Textbody"/>
      <text:p text:style-name="Textbody">USO DEL GREP</text:p>
      <text:p text:style-name="Textbody">Se utiliza para buscar<text:s/>determinado texto contenido<text:s/>en un archivo</text:p>
      <text:p text:style-name="Textbody">Por ejemplo:</text:p>
      <text:p text:style-name="Textbody">grep “Caldo” ex4</text:p>
      <text:p text:style-name="Textbody">Los resultados son:</text:p>
      <text:p text:style-name="Textbody">Caldo de res</text:p>
      <text:p text:style-name="Textbody">Caldo de camaron</text:p>
      <text:p text:style-name="Textbody">Caldo de pollo</text:p>
      <text:p text:style-name="Textbody"/>
      <text:p text:style-name="Textbody">USO DEL LESS</text:p>
      <text:p text:style-name="Textbody">Permite ver el contendio de un archivo, pantalla por pantalla al presional la barra de espacio y para<text:s/>moverse hacia atrás presionando “b”. Para salir de “less” solo se debe presionar “q”. Ejemplo:</text:p>
      <text:p text:style-name="P26"><text:span text:style-name="T27">“cat file1 | less</text:span><text:span text:style-name="T28"><text:s/>“</text:span></text:p>
      <text:p text:style-name="Textbody"/>
      <text:p text:style-name="Textbody">USO DEL LS</text:p>
      <text:p text:style-name="Textbody">El ls sirve para enlistar los documentos de un archivo o también mostrar información, como permisos, de un archivo.</text:p>
      <text:p text:style-name="Textbody">Para ver los<text:s/>permisos de los archivos de un directorio incluyendo aquellos escondidos</text:p>
      <text:p text:style-name="Textbody">ls -al</text:p>
      <text:p text:style-name="Textbody">En el caso que solo se necesite ver los permisos de un solo archivo y no de todos, solamente se agrega el nombre del archivo después de -al</text:p>
      <text:p text:style-name="Textbody">ls -al ex1</text:p>
      <text:p text:style-name="Textbody"/>
      <text:p text:style-name="Textbody">USO DEL WC</text:p>
      <text:p text:style-name="Textbody">wc es un acrónimo de wordcount, y este despliega información acerca de un archivo, tal y como: numero de lineas, numero de palabras y numero de caracteres</text:p>
      <text:p text:style-name="Textbody">https://www.computerhope.com/unix/uchmod.ht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saac Neri Gómez Sarmiento</dc:creator>
    <meta:creation-date>2018-02-20T11:41:00Z</meta:creation-date>
    <dc:date>2018-02-22T21:31:00Z</dc:date>
    <meta:template xlink:href="Normal" xlink:type="simple"/>
    <meta:editing-cycles>22</meta:editing-cycles>
    <meta:editing-duration>PT63240S</meta:editing-duration>
    <meta:document-statistic meta:page-count="1" meta:paragraph-count="12" meta:word-count="1000" meta:character-count="6492" meta:row-count="45" meta:non-whitespace-character-count="5504"/>
  </office:meta>
</office:document-meta>
</file>